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1-11_11-41-33_000.jpg</text:p>
          </table:table-cell>
          <table:table-cell table:style-name="ce11" office:value-type="string">
            <text:p>:m 食べた物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1-11_13-28-13_000.jpg</text:p>
          </table:table-cell>
          <table:table-cell table:style-name="ce11" office:value-type="string">
            <text:p>-*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1-11_13-28-28_000.jpg</text:p>
          </table:table-cell>
          <table:table-cell table:style-name="ce11" office:value-type="string">
            <text:p>:m 東和 PHOTO / 211112f / 二子玉川（電車）；NHK技研前（バス、東急） / 安藤様共同住宅 / ２名（小林さん：横浜営業所：職長） / ㈲アクア（設備）（大東建託） / 指示書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東和 PHOTO / 211112f / 二子玉川（電車）；NHK技研前（バス、東急） / 安藤様共同住宅 / ２名（小林さん：横浜営業所：職長） / ㈲アクア（設備）（大東建託） / 指示書">
            <text:p>:m 東和 PHOTO / 211112f / 二子玉川（電車）；NHK技研前（バス、東急） / 安藤様共同住宅 / ２名（小林さん：横浜営業所：職長） / ㈲アクア（設備）（大東建託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1-11_13-28-38_000.jpg</text:p>
          </table:table-cell>
          <table:table-cell table:style-name="ce11" office:value-type="string">
            <text:p>:m 東和 PHOTO / 211112f / 二子玉川（電車）；NHK技研前（バス、東急） / 安藤様共同住宅 / ２名（小林さん：横浜営業所：職長） / ㈲アクア（設備）（大東建託） / 指示書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東和 PHOTO / 211112f / 二子玉川（電車）；NHK技研前（バス、東急） / 安藤様共同住宅 / ２名（小林さん：横浜営業所：職長） / ㈲アクア（設備）（大東建託） / 指示書">
            <text:p>:m 東和 PHOTO / 211112f / 二子玉川（電車）；NHK技研前（バス、東急） / 安藤様共同住宅 / ２名（小林さん：横浜営業所：職長） / ㈲アクア（設備）（大東建託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1-11_13-28-43_000.jpg</text:p>
          </table:table-cell>
          <table:table-cell table:style-name="ce11" office:value-type="string">
            <text:p>:m 東和 PHOTO / 211112f / 二子玉川（電車）；NHK技研前（バス、東急） / 安藤様共同住宅 / ２名（小林さん：横浜営業所：職長） / ㈲アクア（設備）（大東建託） / 指示書</text:p>
          </table:table-cell>
          <table:table-cell table:style-name="ce19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東和 PHOTO / 211112f / 二子玉川（電車）；NHK技研前（バス、東急） / 安藤様共同住宅 / ２名（小林さん：横浜営業所：職長） / ㈲アクア（設備）（大東建託） / 指示書">
            <text:p>:m 東和 PHOTO / 211112f / 二子玉川（電車）；NHK技研前（バス、東急） / 安藤様共同住宅 / ２名（小林さん：横浜営業所：職長） / ㈲アクア（設備）（大東建託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1-11_13-28-53_000.jpg</text:p>
          </table:table-cell>
          <table:table-cell table:style-name="ce11" office:value-type="string">
            <text:p>-*</text:p>
          </table:table-cell>
          <table:table-cell table:style-name="ce11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1-11_13-29-09_000.jpg</text:p>
          </table:table-cell>
          <table:table-cell table:style-name="ce11" office:value-type="string">
            <text:p>-*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1-11_13-33-43_000.jpg</text:p>
          </table:table-cell>
          <table:table-cell table:style-name="ce11" office:value-type="string">
            <text:p>:m 東和 PHOTO / 211112f / 二子玉川（電車）；NHK技研前（バス、東急） / 安藤様共同住宅 / ２名（小林さん：横浜営業所：職長） / ㈲アクア（設備）（大東建託） / 資料：天気</text:p>
          </table:table-cell>
          <table:table-cell table:style-name="ce18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東和 PHOTO / 211112f / 二子玉川（電車）；NHK技研前（バス、東急） / 安藤様共同住宅 / ２名（小林さん：横浜営業所：職長） / ㈲アクア（設備）（大東建託） / 資料：天気">
            <text:p>:m 東和 PHOTO / 211112f / 二子玉川（電車）；NHK技研前（バス、東急） / 安藤様共同住宅 / ２名（小林さん：横浜営業所：職長） / ㈲アクア（設備）（大東建託） / 資料：天気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1-11_13-34-40_000.jpg</text:p>
          </table:table-cell>
          <table:table-cell table:style-name="ce11" office:value-type="string">
            <text:p>:m 東和 PHOTO / 211112f / 二子玉川（電車）；NHK技研前（バス、東急） / 安藤様共同住宅 / ２名（小林さん：横浜営業所：職長） / ㈲アクア（設備）（大東建託） / 資料：交通</text:p>
          </table:table-cell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東和 PHOTO / 211112f / 二子玉川（電車）；NHK技研前（バス、東急） / 安藤様共同住宅 / ２名（小林さん：横浜営業所：職長） / ㈲アクア（設備）（大東建託） / 資料：交通">
            <text:p>:m 東和 PHOTO / 211112f / 二子玉川（電車）；NHK技研前（バス、東急） / 安藤様共同住宅 / ２名（小林さん：横浜営業所：職長） / ㈲アクア（設備）（大東建託） / 資料：交通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11-11_16-02-03_000.jpg</text:p>
          </table:table-cell>
          <table:table-cell table:style-name="ce18" office:value-type="string">
            <text:p>:m RES 1*1 / free# JVEMV6 76#_FVLJ:1 / 76. physics / w=(L=T-V),topics=ラグランジアン：範囲,other=(-Z&lt;=L&lt;=Z)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m RES 1*1 / free# JVEMV6 76#_FVLJ:1 / 76. physics / w=(L=T-V),topics=ラグランジアン：範囲,other=(-Z&lt;=L&lt;=Z)">
            <text:p>:m RES 1*1 / free# JVEMV6 76#_FVLJ:1 / 76. physics / w=(L=T-V),topics=ラグランジアン：範囲,other=(-Z&lt;=L&lt;=Z)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11-11_16-02-30_000.jpg</text:p>
          </table:table-cell>
          <table:table-cell table:style-name="ce18" office:value-type="string">
            <text:p>:m RES 1*4 / free# JVEMV6 76#_27:1 / 76. physics / w=~,topics=ヤコビアン,other=~,s=~,i=~,doc=r-2-4~3#2;r-2-4~4</text:p>
          </table:table-cell>
          <table:table-cell table:style-name="ce11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m RES 1*4 / free# JVEMV6 76#_27:1 / 76. physics / w=~,topics=ヤコビアン,other=~,s=~,i=~,doc=r-2-4~3#2;r-2-4~4">
            <text:p>:m RES 1*4 / free# JVEMV6 76#_27:1 / 76. physics / w=~,topics=ヤコビアン,other=~,s=~,i=~,doc=r-2-4~3#2;r-2-4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11-11_16-02-59_000.jpg</text:p>
          </table:table-cell>
          <table:table-cell table:style-name="ce18" office:value-type="string">
            <text:p>:m RES 2*4 / free# JVEMV6 76#_27:1 / 76. physics / w=~,topics=ヤコビアン,other=~,s=~,i=~,doc=r-2-4~4;r-2-4~5</text:p>
          </table:table-cell>
          <table:table-cell table:style-name="ce18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m RES 2*4 / free# JVEMV6 76#_27:1 / 76. physics / w=~,topics=ヤコビアン,other=~,s=~,i=~,doc=r-2-4~4;r-2-4~5">
            <text:p>:m RES 2*4 / free# JVEMV6 76#_27:1 / 76. physics / w=~,topics=ヤコビアン,other=~,s=~,i=~,doc=r-2-4~4;r-2-4~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11-11_16-03-27_000.jpg</text:p>
          </table:table-cell>
          <table:table-cell table:style-name="ce18" office:value-type="string">
            <text:p>:m RES 3*4 / free# JVEMV6 76#_27:1 / 76. physics / w=~,topics=ヤコビアン,other=calc+,s=~,i=~,doc=r-2-4~5</text:p>
          </table:table-cell>
          <table:table-cell table:style-name="ce11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m RES 3*4 / free# JVEMV6 76#_27:1 / 76. physics / w=~,topics=ヤコビアン,other=calc+,s=~,i=~,doc=r-2-4~5">
            <text:p>:m RES 3*4 / free# JVEMV6 76#_27:1 / 76. physics / w=~,topics=ヤコビアン,other=calc+,s=~,i=~,doc=r-2-4~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11-11_16-03-44_000.jpg</text:p>
          </table:table-cell>
          <table:table-cell table:style-name="ce11" office:value-type="string">
            <text:p>:m RES 4*4 / free# JVEMV6 76#_27:1 / 76. physics / w=(f=(f_(x_k))*(∂(x_j)/∂(α_i))),topics=ヤコビアン,other=calc+,s=~,i=~,doc=r-2-4~5</text:p>
          </table:table-cell>
          <table:table-cell table:style-name="ce11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m RES 4*4 / free# JVEMV6 76#_27:1 / 76. physics / w=(f=(f_(x_k))*(∂(x_j)/∂(α_i))),topics=ヤコビアン,other=calc+,s=~,i=~,doc=r-2-4~5">
            <text:p>:m RES 4*4 / free# JVEMV6 76#_27:1 / 76. physics / w=(f=(f_(x_k))*(∂(x_j)/∂(α_i))),topics=ヤコビアン,other=calc+,s=~,i=~,doc=r-2-4~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11-11_16-27-22_000.jpg</text:p>
          </table:table-cell>
          <table:table-cell table:style-name="ce19" office:value-type="string">
            <text:p>:m #*# RES / JVEMV6 64#114_hirata_-- / 『霊の御柱』（たまのみはしら） 著者=平田篤胤,校注=~ / p.20 / w=磐余[いわれ；下県直[しもあがたのあたひ；由縁[いはれ；名神大[めいじんだい；月次[つきなみ；神着[かむがかり；大なる[おほき；余の[ほか；正説[まさごと；詳[さだか；訛[よこなまり,topic=読み方</text:p>
          </table:table-cell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m #*# RES / JVEMV6 64#114_hirata_-- / 『霊の御柱』（たまのみはしら） 著者=平田篤胤,校注=~ / p.20 / w=磐余[いわれ；下県直[しもあがたのあたひ；由縁[いはれ；名神大[めいじんだい；月次[つきなみ；神着[かむがかり；大なる[おほき；余の[ほか；正説[まさごと；詳[さだか；訛[よこなまり,topic=読み方">
            <text:p>:m #*# RES / JVEMV6 64#114_hirata_-- / 『霊の御柱』（たまのみはしら） 著者=平田篤胤,校注=~ / p.20 / w=磐余[いわれ；下県直[しもあがたのあたひ；由縁[いはれ；名神大[めいじんだい；月次[つきなみ；神着[かむがかり；大なる[おほき；余の[ほか；正説[まさごと；詳[さだか；訛[よこなまり,topic=読み方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11-11_20-46-55_000.jpg</text:p>
          </table:table-cell>
          <table:table-cell table:style-name="ce11" office:value-type="string">
            <text:p>:m 食べた物</text:p>
          </table:table-cell>
          <table:table-cell table:style-name="ce18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11-11_22-29-01_000.jpg</text:p>
          </table:table-cell>
          <table:table-cell table:style-name="ce11" office:value-type="string">
            <text:p>:m :PHOTO 寝た時刻 / 2021</text:p>
          </table:table-cell>
          <table:table-cell table:style-name="ce20"/>
          <table:table-cell table:style-name="ce4"/>
          <table:table-cell table:style-name="ce4"/>
          <table:table-cell table:style-name="ce38" table:formula="of:=IF([.E18]=&quot;&quot;;[.C18];CONCATENATE([.C18];&quot; / &quot;;[.E18]))" office:value-type="string" office:string-value=":m :PHOTO 寝た時刻 / 2021">
            <text:p>:m :PHOTO 寝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11-12_00-39-52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string" office:string-value=":m :PHOTO 起きた時刻（夜中） / 2021">
            <text:p>:m :PHOTO 起きた時刻（夜中）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11-12_04-13-21_000.jpg</text:p>
          </table:table-cell>
          <table:table-cell table:style-name="ce18" office:value-type="string">
            <text:p>:m :PHOTO 起き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11-12_05-21-17_000.jpg</text:p>
          </table:table-cell>
          <table:table-cell table:style-name="ce11" office:value-type="string">
            <text:p>:m 東和 PHOTO / 211112f / 二子玉川（電車）；NHK技研前（バス、東急） / 安藤様共同住宅 / ２名（小林さん：横浜営業所：職長） / ㈲アクア（設備）（大東建託） / 出発時間</text:p>
          </table:table-cell>
          <table:table-cell table:style-name="ce11"/>
          <table:table-cell table:style-name="ce4"/>
          <table:table-cell table:style-name="ce4"/>
          <table:table-cell table:style-name="ce38" table:formula="of:=IF([.E21]=&quot;&quot;;[.C21];CONCATENATE([.C21];&quot; / &quot;;[.E21]))" office:value-type="string" office:string-value=":m 東和 PHOTO / 211112f / 二子玉川（電車）；NHK技研前（バス、東急） / 安藤様共同住宅 / ２名（小林さん：横浜営業所：職長） / ㈲アクア（設備）（大東建託） / 出発時間">
            <text:p>:m 東和 PHOTO / 211112f / 二子玉川（電車）；NHK技研前（バス、東急） / 安藤様共同住宅 / ２名（小林さん：横浜営業所：職長） / ㈲アクア（設備）（大東建託） / 出発時間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4" office:value-type="string">
            <text:p>2021-11-12_06-36-25_000.jpg</text:p>
          </table:table-cell>
          <table:table-cell table:style-name="ce11" office:value-type="string">
            <text:p>:m 東和 PHOTO / 211112f / 二子玉川（電車）；NHK技研前（バス、東急） / 安藤様共同住宅 / ２名（小林さん：横浜営業所：職長） / ㈲アクア（設備）（大東建託） / 現場状況 / N-35-38-4.304809 E-139-36-55.393066</text:p>
          </table:table-cell>
          <table:table-cell table:style-name="ce11"/>
          <table:table-cell table:style-name="ce4" table:formula="of:=[.F22]" office:value-type="string" office:string-value="N-35-38-4.304809 E-139-36-55.393066">
            <text:p>N-35-38-4.304809 E-139-36-55.393066</text:p>
          </table:table-cell>
          <table:table-cell table:style-name="ce4" office:value-type="string">
            <text:p>N-35-38-4.304809 E-139-36-55.393066</text:p>
          </table:table-cell>
          <table:table-cell table:style-name="ce38" table:formula="of:=IF([.E22]=&quot;&quot;;[.C22];CONCATENATE([.C22];&quot; / &quot;;[.E22]))" office:value-type="string" office:string-value=":m 東和 PHOTO / 211112f / 二子玉川（電車）；NHK技研前（バス、東急） / 安藤様共同住宅 / ２名（小林さん：横浜営業所：職長） / ㈲アクア（設備）（大東建託） / 現場状況 / N-35-38-4.304809 E-139-36-55.393066 / N-35-38-4.304809 E-139-36-55.393066">
            <text:p>:m 東和 PHOTO / 211112f / 二子玉川（電車）；NHK技研前（バス、東急） / 安藤様共同住宅 / ２名（小林さん：横浜営業所：職長） / ㈲アクア（設備）（大東建託） / 現場状況 / N-35-38-4.304809 E-139-36-55.393066 / N-35-38-4.304809 E-139-36-55.393066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22">
            <text:p>22</text:p>
          </table:table-cell>
          <table:table-cell table:style-name="ce4" office:value-type="string">
            <text:p>2021-11-12_06-36-33_000.jpg</text:p>
          </table:table-cell>
          <table:table-cell table:style-name="ce11" office:value-type="string">
            <text:p>:m 東和 PHOTO / 211112f / 二子玉川（電車）；NHK技研前（バス、東急） / 安藤様共同住宅 / ２名（小林さん：横浜営業所：職長） / ㈲アクア（設備）（大東建託） / 現場状況 / N-35-38-4.304809 E-139-36-55.393066</text:p>
          </table:table-cell>
          <table:table-cell table:style-name="ce18"/>
          <table:table-cell table:style-name="ce4" table:formula="of:=[.F23]" office:value-type="string" office:string-value="N-35-38-4.304809 E-139-36-55.393066">
            <text:p>N-35-38-4.304809 E-139-36-55.393066</text:p>
          </table:table-cell>
          <table:table-cell table:style-name="ce4" office:value-type="string">
            <text:p>N-35-38-4.304809 E-139-36-55.393066</text:p>
          </table:table-cell>
          <table:table-cell table:style-name="ce38" table:formula="of:=IF([.E23]=&quot;&quot;;[.C23];CONCATENATE([.C23];&quot; / &quot;;[.E23]))" office:value-type="string" office:string-value=":m 東和 PHOTO / 211112f / 二子玉川（電車）；NHK技研前（バス、東急） / 安藤様共同住宅 / ２名（小林さん：横浜営業所：職長） / ㈲アクア（設備）（大東建託） / 現場状況 / N-35-38-4.304809 E-139-36-55.393066 / N-35-38-4.304809 E-139-36-55.393066">
            <text:p>:m 東和 PHOTO / 211112f / 二子玉川（電車）；NHK技研前（バス、東急） / 安藤様共同住宅 / ２名（小林さん：横浜営業所：職長） / ㈲アクア（設備）（大東建託） / 現場状況 / N-35-38-4.304809 E-139-36-55.393066 / N-35-38-4.304809 E-139-36-55.393066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1-11-12_06-36-40_000.jpg</text:p>
          </table:table-cell>
          <table:table-cell table:style-name="ce11" office:value-type="string">
            <text:p>:m 東和 PHOTO / 211112f / 二子玉川（電車）；NHK技研前（バス、東急） / 安藤様共同住宅 / ２名（小林さん：横浜営業所：職長） / ㈲アクア（設備）（大東建託） / 現場周囲 / N-35-38-4.304809 E-139-36-55.393066</text:p>
          </table:table-cell>
          <table:table-cell table:style-name="ce20"/>
          <table:table-cell table:style-name="ce4" table:formula="of:=[.F24]" office:value-type="string" office:string-value="N-35-38-4.304809 E-139-36-55.393066">
            <text:p>N-35-38-4.304809 E-139-36-55.393066</text:p>
          </table:table-cell>
          <table:table-cell table:style-name="ce4" office:value-type="string">
            <text:p>N-35-38-4.304809 E-139-36-55.393066</text:p>
          </table:table-cell>
          <table:table-cell table:style-name="ce38" table:formula="of:=IF([.E24]=&quot;&quot;;[.C24];CONCATENATE([.C24];&quot; / &quot;;[.E24]))" office:value-type="string" office:string-value=":m 東和 PHOTO / 211112f / 二子玉川（電車）；NHK技研前（バス、東急） / 安藤様共同住宅 / ２名（小林さん：横浜営業所：職長） / ㈲アクア（設備）（大東建託） / 現場周囲 / N-35-38-4.304809 E-139-36-55.393066 / N-35-38-4.304809 E-139-36-55.393066">
            <text:p>:m 東和 PHOTO / 211112f / 二子玉川（電車）；NHK技研前（バス、東急） / 安藤様共同住宅 / ２名（小林さん：横浜営業所：職長） / ㈲アクア（設備）（大東建託） / 現場周囲 / N-35-38-4.304809 E-139-36-55.393066 / N-35-38-4.304809 E-139-36-55.393066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ce4" office:value-type="string">
            <text:p>2021-11-12_06-37-01_000.jpg</text:p>
          </table:table-cell>
          <table:table-cell table:style-name="ce11" office:value-type="string">
            <text:p>:m 東和 PHOTO / 211112f / 二子玉川（電車）；NHK技研前（バス、東急） / 安藤様共同住宅 / ２名（小林さん：横浜営業所：職長） / ㈲アクア（設備）（大東建託） / 現場周囲 / N-35-38-5.25238 E-139-36-55.447998</text:p>
          </table:table-cell>
          <table:table-cell table:style-name="ce11"/>
          <table:table-cell table:style-name="ce4" table:formula="of:=[.F25]" office:value-type="string" office:string-value="N-35-38-5.25238 E-139-36-55.447998">
            <text:p>N-35-38-5.25238 E-139-36-55.447998</text:p>
          </table:table-cell>
          <table:table-cell table:style-name="ce4" office:value-type="string">
            <text:p>N-35-38-5.25238 E-139-36-55.447998</text:p>
          </table:table-cell>
          <table:table-cell table:style-name="ce38" table:formula="of:=IF([.E25]=&quot;&quot;;[.C25];CONCATENATE([.C25];&quot; / &quot;;[.E25]))" office:value-type="string" office:string-value=":m 東和 PHOTO / 211112f / 二子玉川（電車）；NHK技研前（バス、東急） / 安藤様共同住宅 / ２名（小林さん：横浜営業所：職長） / ㈲アクア（設備）（大東建託） / 現場周囲 / N-35-38-5.25238 E-139-36-55.447998 / N-35-38-5.25238 E-139-36-55.447998">
            <text:p>:m 東和 PHOTO / 211112f / 二子玉川（電車）；NHK技研前（バス、東急） / 安藤様共同住宅 / ２名（小林さん：横浜営業所：職長） / ㈲アクア（設備）（大東建託） / 現場周囲 / N-35-38-5.25238 E-139-36-55.447998 / N-35-38-5.25238 E-139-36-55.447998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1-11-12_06-37-07_000.jpg</text:p>
          </table:table-cell>
          <table:table-cell table:style-name="ce11" office:value-type="string">
            <text:p>:m 東和 PHOTO / 211112f / 二子玉川（電車）；NHK技研前（バス、東急） / 安藤様共同住宅 / ２名（小林さん：横浜営業所：職長） / ㈲アクア（設備）（大東建託） / 現場状況 / N-35-38-5.25238 E-139-36-55.447998</text:p>
          </table:table-cell>
          <table:table-cell table:style-name="ce11"/>
          <table:table-cell table:style-name="ce4" table:formula="of:=[.F26]" office:value-type="string" office:string-value="N-35-38-5.25238 E-139-36-55.447998">
            <text:p>N-35-38-5.25238 E-139-36-55.447998</text:p>
          </table:table-cell>
          <table:table-cell table:style-name="ce4" office:value-type="string">
            <text:p>N-35-38-5.25238 E-139-36-55.447998</text:p>
          </table:table-cell>
          <table:table-cell table:style-name="ce38" table:formula="of:=IF([.E26]=&quot;&quot;;[.C26];CONCATENATE([.C26];&quot; / &quot;;[.E26]))" office:value-type="string" office:string-value=":m 東和 PHOTO / 211112f / 二子玉川（電車）；NHK技研前（バス、東急） / 安藤様共同住宅 / ２名（小林さん：横浜営業所：職長） / ㈲アクア（設備）（大東建託） / 現場状況 / N-35-38-5.25238 E-139-36-55.447998 / N-35-38-5.25238 E-139-36-55.447998">
            <text:p>:m 東和 PHOTO / 211112f / 二子玉川（電車）；NHK技研前（バス、東急） / 安藤様共同住宅 / ２名（小林さん：横浜営業所：職長） / ㈲アクア（設備）（大東建託） / 現場状況 / N-35-38-5.25238 E-139-36-55.447998 / N-35-38-5.25238 E-139-36-55.447998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1-11-12_06-37-19_000.jpg</text:p>
          </table:table-cell>
          <table:table-cell table:style-name="ce11" office:value-type="string">
            <text:p>:m 東和 PHOTO / 211112f / 二子玉川（電車）；NHK技研前（バス、東急） / 安藤様共同住宅 / ２名（小林さん：横浜営業所：職長） / ㈲アクア（設備）（大東建託） / 現場状況 / N-35-38-5.101318 E-139-36-55.612792</text:p>
          </table:table-cell>
          <table:table-cell table:style-name="ce20"/>
          <table:table-cell table:style-name="ce4" table:formula="of:=[.F27]" office:value-type="string" office:string-value="N-35-38-5.101318 E-139-36-55.612792">
            <text:p>N-35-38-5.101318 E-139-36-55.612792</text:p>
          </table:table-cell>
          <table:table-cell table:style-name="ce4" office:value-type="string">
            <text:p>N-35-38-5.101318 E-139-36-55.612792</text:p>
          </table:table-cell>
          <table:table-cell table:style-name="ce38" table:formula="of:=IF([.E27]=&quot;&quot;;[.C27];CONCATENATE([.C27];&quot; / &quot;;[.E27]))" office:value-type="string" office:string-value=":m 東和 PHOTO / 211112f / 二子玉川（電車）；NHK技研前（バス、東急） / 安藤様共同住宅 / ２名（小林さん：横浜営業所：職長） / ㈲アクア（設備）（大東建託） / 現場状況 / N-35-38-5.101318 E-139-36-55.612792 / N-35-38-5.101318 E-139-36-55.612792">
            <text:p>:m 東和 PHOTO / 211112f / 二子玉川（電車）；NHK技研前（バス、東急） / 安藤様共同住宅 / ２名（小林さん：横浜営業所：職長） / ㈲アクア（設備）（大東建託） / 現場状況 / N-35-38-5.101318 E-139-36-55.612792 / N-35-38-5.101318 E-139-36-55.612792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1-11-12_07-04-15_000.jpg</text:p>
          </table:table-cell>
          <table:table-cell table:style-name="ce11" office:value-type="string">
            <text:p>:m 東和 PHOTO / 211112f / 二子玉川（電車）；NHK技研前（バス、東急） / 安藤様共同住宅 / ２名（小林さん：横浜営業所：職長） / ㈲アクア（設備）（大東建託） / 現場状況 / N-35-38-3.467102 E-139-36-54.624023</text:p>
          </table:table-cell>
          <table:table-cell table:style-name="ce18"/>
          <table:table-cell table:style-name="ce4" table:formula="of:=[.F28]" office:value-type="string" office:string-value="N-35-38-3.467102 E-139-36-54.624023">
            <text:p>N-35-38-3.467102 E-139-36-54.624023</text:p>
          </table:table-cell>
          <table:table-cell table:style-name="ce4" office:value-type="string">
            <text:p>N-35-38-3.467102 E-139-36-54.624023</text:p>
          </table:table-cell>
          <table:table-cell table:style-name="ce38" table:formula="of:=IF([.E28]=&quot;&quot;;[.C28];CONCATENATE([.C28];&quot; / &quot;;[.E28]))" office:value-type="string" office:string-value=":m 東和 PHOTO / 211112f / 二子玉川（電車）；NHK技研前（バス、東急） / 安藤様共同住宅 / ２名（小林さん：横浜営業所：職長） / ㈲アクア（設備）（大東建託） / 現場状況 / N-35-38-3.467102 E-139-36-54.624023 / N-35-38-3.467102 E-139-36-54.624023">
            <text:p>:m 東和 PHOTO / 211112f / 二子玉川（電車）；NHK技研前（バス、東急） / 安藤様共同住宅 / ２名（小林さん：横浜営業所：職長） / ㈲アクア（設備）（大東建託） / 現場状況 / N-35-38-3.467102 E-139-36-54.624023 / N-35-38-3.467102 E-139-36-54.62402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1-11-12_07-04-18_000.jpg</text:p>
          </table:table-cell>
          <table:table-cell table:style-name="ce11" office:value-type="string">
            <text:p>:m 東和 PHOTO / 211112f / 二子玉川（電車）；NHK技研前（バス、東急） / 安藤様共同住宅 / ２名（小林さん：横浜営業所：職長） / ㈲アクア（設備）（大東建託） / 現場状況 / N-35-38-3.467102 E-139-36-54.624023</text:p>
          </table:table-cell>
          <table:table-cell table:style-name="ce11"/>
          <table:table-cell table:style-name="ce4" table:formula="of:=[.F29]" office:value-type="string" office:string-value="N-35-38-3.467102 E-139-36-54.624023">
            <text:p>N-35-38-3.467102 E-139-36-54.624023</text:p>
          </table:table-cell>
          <table:table-cell table:style-name="ce4" office:value-type="string">
            <text:p>N-35-38-3.467102 E-139-36-54.624023</text:p>
          </table:table-cell>
          <table:table-cell table:style-name="ce38" table:formula="of:=IF([.E29]=&quot;&quot;;[.C29];CONCATENATE([.C29];&quot; / &quot;;[.E29]))" office:value-type="string" office:string-value=":m 東和 PHOTO / 211112f / 二子玉川（電車）；NHK技研前（バス、東急） / 安藤様共同住宅 / ２名（小林さん：横浜営業所：職長） / ㈲アクア（設備）（大東建託） / 現場状況 / N-35-38-3.467102 E-139-36-54.624023 / N-35-38-3.467102 E-139-36-54.624023">
            <text:p>:m 東和 PHOTO / 211112f / 二子玉川（電車）；NHK技研前（バス、東急） / 安藤様共同住宅 / ２名（小林さん：横浜営業所：職長） / ㈲アクア（設備）（大東建託） / 現場状況 / N-35-38-3.467102 E-139-36-54.624023 / N-35-38-3.467102 E-139-36-54.62402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1-11-12_07-04-22_000.jpg</text:p>
          </table:table-cell>
          <table:table-cell table:style-name="ce11" office:value-type="string">
            <text:p>:m 東和 PHOTO / 211112f / 二子玉川（電車）；NHK技研前（バス、東急） / 安藤様共同住宅 / ２名（小林さん：横浜営業所：職長） / ㈲アクア（設備）（大東建託） / 現場状況 / N-35-38-3.467102 E-139-36-54.624023</text:p>
          </table:table-cell>
          <table:table-cell table:style-name="ce11"/>
          <table:table-cell table:style-name="ce4" table:formula="of:=[.F30]" office:value-type="string" office:string-value="N-35-38-3.467102 E-139-36-54.624023">
            <text:p>N-35-38-3.467102 E-139-36-54.624023</text:p>
          </table:table-cell>
          <table:table-cell table:style-name="ce4" office:value-type="string">
            <text:p>N-35-38-3.467102 E-139-36-54.624023</text:p>
          </table:table-cell>
          <table:table-cell table:style-name="ce38" table:formula="of:=IF([.E30]=&quot;&quot;;[.C30];CONCATENATE([.C30];&quot; / &quot;;[.E30]))" office:value-type="string" office:string-value=":m 東和 PHOTO / 211112f / 二子玉川（電車）；NHK技研前（バス、東急） / 安藤様共同住宅 / ２名（小林さん：横浜営業所：職長） / ㈲アクア（設備）（大東建託） / 現場状況 / N-35-38-3.467102 E-139-36-54.624023 / N-35-38-3.467102 E-139-36-54.624023">
            <text:p>:m 東和 PHOTO / 211112f / 二子玉川（電車）；NHK技研前（バス、東急） / 安藤様共同住宅 / ２名（小林さん：横浜営業所：職長） / ㈲アクア（設備）（大東建託） / 現場状況 / N-35-38-3.467102 E-139-36-54.624023 / N-35-38-3.467102 E-139-36-54.62402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1-11-12_21-24-51_000.jpg</text:p>
          </table:table-cell>
          <table:table-cell table:style-name="ce19" office:value-type="string">
            <text:p>:m 食べた物 / N-35-35-28.614807 E-139-34-49.544677</text:p>
          </table:table-cell>
          <table:table-cell table:style-name="ce11"/>
          <table:table-cell table:style-name="ce4" table:formula="of:=[.F31]" office:value-type="string" office:string-value="N-35-35-28.614807 E-139-34-49.544677">
            <text:p>N-35-35-28.614807 E-139-34-49.544677</text:p>
          </table:table-cell>
          <table:table-cell table:style-name="ce4" office:value-type="string">
            <text:p>N-35-35-28.614807 E-139-34-49.544677</text:p>
          </table:table-cell>
          <table:table-cell table:style-name="ce38" table:formula="of:=IF([.E31]=&quot;&quot;;[.C31];CONCATENATE([.C31];&quot; / &quot;;[.E31]))" office:value-type="string" office:string-value=":m 食べた物 / N-35-35-28.614807 E-139-34-49.544677 / N-35-35-28.614807 E-139-34-49.544677">
            <text:p>:m 食べた物 / N-35-35-28.614807 E-139-34-49.544677 / N-35-35-28.614807 E-139-34-49.544677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4" office:value-type="string">
            <text:p>2021-11-13_01-42-01_000.jpg</text:p>
          </table:table-cell>
          <table:table-cell table:style-name="ce11" office:value-type="string">
            <text:p>:m :PHOTO 寝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string" office:string-value=":m :PHOTO 寝た時刻 / 2021">
            <text:p>:m :PHOTO 寝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2021-11-13_06-20-20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string" office:string-value=":m :PHOTO 起きた時刻（夜中） / 2021">
            <text:p>:m :PHOTO 起きた時刻（夜中）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2021-11-13_07-47-15_000.jpg</text:p>
          </table:table-cell>
          <table:table-cell table:style-name="ce18" office:value-type="string">
            <text:p>:m :PHOTO 起きた時刻 / 2021</text:p>
          </table:table-cell>
          <table:table-cell table:style-name="ce20"/>
          <table:table-cell table:style-name="ce4"/>
          <table:table-cell table:style-name="ce4"/>
          <table:table-cell table:style-name="ce38" table:formula="of:=IF([.E34]=&quot;&quot;;[.C34];CONCATENATE([.C34];&quot; / &quot;;[.E34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2021-11-13_08-08-18_000.jpg</text:p>
          </table:table-cell>
          <table:table-cell table:style-name="ce18" office:value-type="string">
            <text:p>:PHOTO 記録 / 日誌 / @自室 / what=マウスピース / occasion=水を交換した,for=~</text:p>
          </table:table-cell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string" office:string-value=":PHOTO 記録 / 日誌 / @自室 / what=マウスピース / occasion=水を交換した,for=~">
            <text:p>:PHOTO 記録 / 日誌 / @自室 / what=マウスピース / occasion=水を交換した,for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 office:value-type="string">
            <text:p>:m 東和 PHOTO / 211112f / 二子玉川（電車）；NHK技研前（バス、東急） / 安藤様共同住宅 / ２名（小林さん：横浜営業所：職長） / ㈲アクア（設備）（大東建託） / 出発時間</text:p>
          </table:table-cell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string" office:string-value=":m 東和 PHOTO / 211112f / 二子玉川（電車）；NHK技研前（バス、東急） / 安藤様共同住宅 / ２名（小林さん：横浜営業所：職長） / ㈲アクア（設備）（大東建託） / 出発時間">
            <text:p>:m 東和 PHOTO / 211112f / 二子玉川（電車）；NHK技研前（バス、東急） / 安藤様共同住宅 / ２名（小林さん：横浜営業所：職長） / ㈲アクア（設備）（大東建託） / 出発時間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20" office:value-type="string">
            <text:p>:m :PHOTO 起きた時刻（夜中）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1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3">2021/11/13</text:date>, <text:time>09:34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1-13T09:34:56.89</dc:date>
    <dc:creator>iwabuchi ken</dc:creator>
    <meta:editing-duration>P39DT23H41M34S</meta:editing-duration>
    <meta:editing-cycles>13771</meta:editing-cycles>
    <meta:document-statistic meta:table-count="1" meta:cell-count="489" meta:object-count="0"/>
  </office:meta>
</office:document-meta>
</file>